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0.757cm"/>
    </style:style>
    <style:style style:name="co18" style:family="table-column">
      <style:table-column-properties fo:break-before="auto" style:column-width="7.421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3.893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4.2cm"/>
    </style:style>
    <style:style style:name="co23" style:family="table-column">
      <style:table-column-properties fo:break-before="auto" style:column-width="5.122cm"/>
    </style:style>
    <style:style style:name="co24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3612" calcext:value-type="float">
            <text:p>2361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3" calcext:value-type="float">
            <text:p>2361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4" calcext:value-type="float">
            <text:p>2361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73" calcext:value-type="float">
            <text:p>273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5" calcext:value-type="float">
            <text:p>2361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];[$legenda.$A$2:.$K$20];2;0)" office:value-type="float" office:value="9" calcext:value-type="float">
            <text:p>9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6" calcext:value-type="float">
            <text:p>2361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];[$legenda.$A$2:.$K$20];2;0)" office:value-type="string" office:string-value="9.1" calcext:value-type="string">
            <text:p>9.1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7" calcext:value-type="float">
            <text:p>2361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8" calcext:value-type="float">
            <text:p>23618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];[$legenda.$A$2:.$K$20];2;0)" office:value-type="float" office:value="9" calcext:value-type="float">
            <text:p>9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19" calcext:value-type="float">
            <text:p>2361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73" calcext:value-type="float">
            <text:p>273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20" calcext:value-type="float">
            <text:p>23620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];[$legenda.$A$2:.$K$20];2;0)" office:value-type="string" office:string-value="9.1" calcext:value-type="string">
            <text:p>9.1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21" calcext:value-type="float">
            <text:p>23621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];[$legenda.$A$2:.$K$20];2;0)" office:value-type="string" office:string-value="9.1" calcext:value-type="string">
            <text:p>9.1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22" calcext:value-type="float">
            <text:p>2362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27" calcext:value-type="float">
            <text:p>8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];[$legenda.$A$2:.$K$20];2;0)" office:value-type="float" office:value="7" calcext:value-type="float">
            <text:p>7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>
            <text:p/>
          </table:table-cell>
          <table:table-cell table:style-name="ce15" table:formula="of:=IF(VLOOKUP([.$C12];[$legenda.$A$2:.$K$20];11;0)&lt;&gt;&quot;vazio&quot;;VLOOKUP([.$C12];[$legenda.$A$2:.$K$20];11;0);&quot;&quot;)">
            <text:p/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23" calcext:value-type="float">
            <text:p>2362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24" calcext:value-type="float">
            <text:p>2362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4];[$legenda.$A$2:.$K$20];2;0)" office:value-type="float" office:value="3" calcext:value-type="float">
            <text:p>3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4];[$legenda.$A$2:.$K$20];10;0)&lt;&gt;&quot;vazio&quot;;VLOOKUP([.$C14];[$legenda.$A$2:.$K$20];10;0);&quot;&quot;)">
            <text:p/>
          </table:table-cell>
          <table:table-cell table:style-name="ce15" table:formula="of:=IF(VLOOKUP([.$C14];[$legenda.$A$2:.$K$20];11;0)&lt;&gt;&quot;vazio&quot;;VLOOKUP([.$C14];[$legenda.$A$2:.$K$20];11;0);&quot;&quot;)">
            <text:p/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625" calcext:value-type="float">
            <text:p>2362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5" calcext:value-type="float">
            <text:p>155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];[$legenda.$A$2:.$K$20];2;0)" office:value-type="float" office:value="18" calcext:value-type="float">
            <text:p>18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26" calcext:value-type="float">
            <text:p>2362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1" calcext:value-type="float">
            <text:p>321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6];[$legenda.$A$2:.$K$20];2;0)" office:value-type="float" office:value="18" calcext:value-type="float">
            <text:p>18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27" calcext:value-type="float">
            <text:p>2362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260320" calcext:value-type="float">
            <text:p>260320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];[$legenda.$A$2:.$K$20];2;0)" office:value-type="float" office:value="17" calcext:value-type="float">
            <text:p>17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28" calcext:value-type="float">
            <text:p>23628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29" calcext:value-type="float">
            <text:p>2362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07" calcext:value-type="float">
            <text:p>307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];[$legenda.$A$2:.$K$20];2;0)" office:value-type="float" office:value="17" calcext:value-type="float">
            <text:p>17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0" calcext:value-type="float">
            <text:p>23630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316" calcext:value-type="float">
            <text:p>316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];[$legenda.$A$2:.$K$20];2;0)" office:value-type="float" office:value="17" calcext:value-type="float">
            <text:p>17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1" calcext:value-type="float">
            <text:p>23631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8" calcext:value-type="float">
            <text:p>288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];[$legenda.$A$2:.$K$20];2;0)" office:value-type="float" office:value="17" calcext:value-type="float">
            <text:p>17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2" calcext:value-type="float">
            <text:p>2363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191" calcext:value-type="float">
            <text:p>191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];[$legenda.$A$2:.$K$20];2;0)" office:value-type="float" office:value="17" calcext:value-type="float">
            <text:p>17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3" calcext:value-type="float">
            <text:p>2363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9" calcext:value-type="float">
            <text:p>329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];[$legenda.$A$2:.$K$20];2;0)" office:value-type="float" office:value="17" calcext:value-type="float">
            <text:p>17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4" calcext:value-type="float">
            <text:p>2363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4570263" calcext:value-type="float">
            <text:p>4570263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];[$legenda.$A$2:.$K$20];2;0)" office:value-type="float" office:value="17" calcext:value-type="float">
            <text:p>17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5" calcext:value-type="float">
            <text:p>2363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5430218" calcext:value-type="float">
            <text:p>5430218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];[$legenda.$A$2:.$K$20];2;0)" office:value-type="float" office:value="17" calcext:value-type="float">
            <text:p>1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6" calcext:value-type="float">
            <text:p>2363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6050242" calcext:value-type="float">
            <text:p>6050242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7" calcext:value-type="float">
            <text:p>2363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7];[$legenda.$A$2:.$K$20];2;0)" office:value-type="string" office:string-value="9.1" calcext:value-type="string">
            <text:p>9.1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38" calcext:value-type="float">
            <text:p>23638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6690349" calcext:value-type="float">
            <text:p>6690349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39" calcext:value-type="float">
            <text:p>2363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62" calcext:value-type="float">
            <text:p>262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0" calcext:value-type="float">
            <text:p>23640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4340163" calcext:value-type="float">
            <text:p>4340163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];[$legenda.$A$2:.$K$20];2;0)" office:value-type="float" office:value="17" calcext:value-type="float">
            <text:p>1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1" calcext:value-type="float">
            <text:p>23641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181" calcext:value-type="float">
            <text:p>181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2" calcext:value-type="float">
            <text:p>2364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3900181" calcext:value-type="float">
            <text:p>3900181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2];[$legenda.$A$2:.$K$20];2;0)" office:value-type="float" office:value="15" calcext:value-type="float">
            <text:p>15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" calcext:value-type="string">
            <text:p>pos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43" calcext:value-type="float">
            <text:p>2364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4" calcext:value-type="float">
            <text:p>2364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550226" calcext:value-type="float">
            <text:p>1550226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4];[$legenda.$A$2:.$K$20];2;0)" office:value-type="float" office:value="15" calcext:value-type="float">
            <text:p>15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" calcext:value-type="string">
            <text:p>pos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45" calcext:value-type="float">
            <text:p>2364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29" calcext:value-type="float">
            <text:p>229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6" calcext:value-type="float">
            <text:p>2364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3390229" calcext:value-type="float">
            <text:p>3390229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6];[$legenda.$A$2:.$K$20];2;0)" office:value-type="float" office:value="15" calcext:value-type="float">
            <text:p>15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" calcext:value-type="string">
            <text:p>pos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47" calcext:value-type="float">
            <text:p>2364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3280229" calcext:value-type="float">
            <text:p>3280229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8" calcext:value-type="float">
            <text:p>23648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5470209" calcext:value-type="float">
            <text:p>5470209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49" calcext:value-type="float">
            <text:p>2364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41" calcext:value-type="float">
            <text:p>341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50" calcext:value-type="float">
            <text:p>23650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41" calcext:value-type="float">
            <text:p>341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];[$legenda.$A$2:.$K$20];2;0)" office:value-type="float" office:value="17" calcext:value-type="float">
            <text:p>1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51" calcext:value-type="float">
            <text:p>23651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4980288" calcext:value-type="float">
            <text:p>4980288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41];[$legenda.$A$2:.$K$20];2;0)" office:value-type="float" office:value="16" calcext:value-type="float">
            <text:p>16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" calcext:value-type="string">
            <text:p>pos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52" calcext:value-type="float">
            <text:p>2365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56" calcext:value-type="float">
            <text:p>256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2];[$legenda.$A$2:.$K$20];2;0)" office:value-type="float" office:value="18" calcext:value-type="float">
            <text:p>18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53" calcext:value-type="float">
            <text:p>2365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6180256" calcext:value-type="float">
            <text:p>6180256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54" calcext:value-type="float">
            <text:p>2365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35" calcext:value-type="float">
            <text:p>335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55" calcext:value-type="float">
            <text:p>2365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2590342" calcext:value-type="float">
            <text:p>2590342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5];[$legenda.$A$2:.$K$20];2;0)" office:value-type="float" office:value="15" calcext:value-type="float">
            <text:p>15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" calcext:value-type="string">
            <text:p>pos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56" calcext:value-type="float">
            <text:p>2365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41" calcext:value-type="float">
            <text:p>341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57" calcext:value-type="float">
            <text:p>2365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47];[$legenda.$A$2:.$K$20];2;0)" office:value-type="float" office:value="3" calcext:value-type="float">
            <text:p>3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47];[$legenda.$A$2:.$K$20];10;0)&lt;&gt;&quot;vazio&quot;;VLOOKUP([.$C47];[$legenda.$A$2:.$K$20];10;0);&quot;&quot;)">
            <text:p/>
          </table:table-cell>
          <table:table-cell table:style-name="ce15" table:formula="of:=IF(VLOOKUP([.$C47];[$legenda.$A$2:.$K$20];11;0)&lt;&gt;&quot;vazio&quot;;VLOOKUP([.$C47];[$legenda.$A$2:.$K$20];11;0);&quot;&quot;)">
            <text:p/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658" calcext:value-type="float">
            <text:p>23658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meta lancada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LancamentoDeMeta(quantidade da meta tempo de duração da meta )" calcext:value-type="string">
            <text:p>LancamentoDeMeta(quantidade da meta tempo de duração da meta )</text:p>
          </table:table-cell>
          <table:table-cell table:style-name="ce15" table:formula="of:=VLOOKUP([.$C48];[$legenda.$A$2:.$K$20];2;0)" office:value-type="float" office:value="2" calcext:value-type="float">
            <text:p>2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tempo de duração da meta" calcext:value-type="string">
            <text:p>tempo de duração da meta</text:p>
          </table:table-cell>
          <table:table-cell table:style-name="ce15" table:formula="of:=IF(VLOOKUP([.$C48];[$legenda.$A$2:.$K$20];11;0)&lt;&gt;&quot;vazio&quot;;VLOOKUP([.$C48];[$legenda.$A$2:.$K$20];11;0);&quot;&quot;)">
            <text:p/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planta sorteada" calcext:value-type="string">
            <text:p>planta sorteada</text:p>
          </table:table-cell>
          <table:table-cell table:number-columns-repeated="50"/>
        </table:table-row>
        <table:table-row table:style-name="ro1">
          <table:table-cell table:style-name="ce2" office:value-type="float" office:value="23659" calcext:value-type="float">
            <text:p>2365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45" calcext:value-type="float">
            <text:p>445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9];[$legenda.$A$2:.$K$20];2;0)" office:value-type="float" office:value="18" calcext:value-type="float">
            <text:p>18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60" calcext:value-type="float">
            <text:p>23660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];[$legenda.$A$2:.$K$20];2;0)" office:value-type="float" office:value="17" calcext:value-type="float">
            <text:p>1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1" calcext:value-type="float">
            <text:p>23661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2" calcext:value-type="float">
            <text:p>2366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4230333" calcext:value-type="float">
            <text:p>4230333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3" calcext:value-type="float">
            <text:p>2366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60" calcext:value-type="float">
            <text:p>360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4" calcext:value-type="float">
            <text:p>2366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341" calcext:value-type="float">
            <text:p>341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5" calcext:value-type="float">
            <text:p>2366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60" calcext:value-type="float">
            <text:p>360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6" calcext:value-type="float">
            <text:p>2366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341" calcext:value-type="float">
            <text:p>341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];[$legenda.$A$2:.$K$20];2;0)" office:value-type="float" office:value="17" calcext:value-type="float">
            <text:p>17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7" calcext:value-type="float">
            <text:p>2366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2620202" calcext:value-type="float">
            <text:p>2620202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];[$legenda.$A$2:.$K$20];2;0)" office:value-type="float" office:value="17" calcext:value-type="float">
            <text:p>1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68" calcext:value-type="float">
            <text:p>23668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2" calcext:value-type="float">
            <text:p>8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58];[$legenda.$A$2:.$K$20];2;0)" office:value-type="float" office:value="14" calcext:value-type="float">
            <text:p>14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58];[$legenda.$A$2:.$K$20];10;0)&lt;&gt;&quot;vazio&quot;;VLOOKUP([.$C58];[$legenda.$A$2:.$K$20];10;0);&quot;&quot;)">
            <text:p/>
          </table:table-cell>
          <table:table-cell table:style-name="ce15" table:formula="of:=IF(VLOOKUP([.$C58];[$legenda.$A$2:.$K$20];11;0)&lt;&gt;&quot;vazio&quot;;VLOOKUP([.$C58];[$legenda.$A$2:.$K$20];11;0);&quot;&quot;)">
            <text:p/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69" calcext:value-type="float">
            <text:p>2366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3710347" calcext:value-type="float">
            <text:p>3710347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70" calcext:value-type="float">
            <text:p>23670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32" calcext:value-type="float">
            <text:p>332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71" calcext:value-type="float">
            <text:p>23671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32" calcext:value-type="float">
            <text:p>332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];[$legenda.$A$2:.$K$20];2;0)" office:value-type="float" office:value="17" calcext:value-type="float">
            <text:p>17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72" calcext:value-type="float">
            <text:p>23672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62];[$legenda.$A$2:.$K$20];2;0)" office:value-type="float" office:value="14" calcext:value-type="float">
            <text:p>14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62];[$legenda.$A$2:.$K$20];10;0)&lt;&gt;&quot;vazio&quot;;VLOOKUP([.$C62];[$legenda.$A$2:.$K$20];10;0);&quot;&quot;)">
            <text:p/>
          </table:table-cell>
          <table:table-cell table:style-name="ce15" table:formula="of:=IF(VLOOKUP([.$C62];[$legenda.$A$2:.$K$20];11;0)&lt;&gt;&quot;vazio&quot;;VLOOKUP([.$C62];[$legenda.$A$2:.$K$20];11;0);&quot;&quot;)">
            <text:p/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73" calcext:value-type="float">
            <text:p>23673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3310094" calcext:value-type="float">
            <text:p>3310094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74" calcext:value-type="float">
            <text:p>23674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29" calcext:value-type="float">
            <text:p>329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];[$legenda.$A$2:.$K$20];2;0)" office:value-type="float" office:value="17" calcext:value-type="float">
            <text:p>1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75" calcext:value-type="float">
            <text:p>23675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29" calcext:value-type="float">
            <text:p>329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76" calcext:value-type="float">
            <text:p>23676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meta nao cumprida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MetaNaoCumprida(quantidade da meta tempo da meta )" calcext:value-type="string">
            <text:p>MetaNaoCumprida(quantidade da meta tempo da meta )</text:p>
          </table:table-cell>
          <table:table-cell table:style-name="ce15" table:formula="of:=VLOOKUP([.$C66];[$legenda.$A$2:.$K$20];2;0)" office:value-type="float" office:value="12" calcext:value-type="float">
            <text:p>12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tempo da meta" calcext:value-type="string">
            <text:p>tempo da meta</text:p>
          </table:table-cell>
          <table:table-cell table:style-name="ce15" table:formula="of:=IF(VLOOKUP([.$C66];[$legenda.$A$2:.$K$20];11;0)&lt;&gt;&quot;vazio&quot;;VLOOKUP([.$C66];[$legenda.$A$2:.$K$20];11;0);&quot;&quot;)">
            <text:p/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677" calcext:value-type="float">
            <text:p>23677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92" calcext:value-type="float">
            <text:p>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FimDeJogo(  )" calcext:value-type="string">
            <text:p>FimDeJogo( <text:s/>)</text:p>
          </table:table-cell>
          <table:table-cell table:style-name="ce15" table:formula="of:=VLOOKUP([.$C67];[$legenda.$A$2:.$K$20];2;0)" office:value-type="float" office:value="1" calcext:value-type="float">
            <text:p>1</text:p>
          </table:table-cell>
          <table:table-cell table:style-name="ce15" table:formula="of:=IF(VLOOKUP([.$C67];[$legenda.$A$2:.$K$20];9;0)&lt;&gt;&quot;vazio&quot;;VLOOKUP([.$C67];[$legenda.$A$2:.$K$20];9;0);&quot;&quot;)">
            <text:p/>
          </table:table-cell>
          <table:table-cell table:style-name="ce15" table:formula="of:=IF(VLOOKUP([.$C67];[$legenda.$A$2:.$K$20];10;0)&lt;&gt;&quot;vazio&quot;;VLOOKUP([.$C67];[$legenda.$A$2:.$K$20];10;0);&quot;&quot;)">
            <text:p/>
          </table:table-cell>
          <table:table-cell table:style-name="ce15" table:formula="of:=IF(VLOOKUP([.$C67];[$legenda.$A$2:.$K$20];11;0)&lt;&gt;&quot;vazio&quot;;VLOOKUP([.$C67];[$legenda.$A$2:.$K$20];11;0);&quot;&quot;)">
            <text:p/>
          </table:table-cell>
          <table:table-cell table:style-name="ce15" table:formula="of:=IF(VLOOKUP([.$C67];[$legenda.$A$2:.$K$20];7;0)&lt;&gt;&quot;vazio&quot;;VLOOKUP([.$C67];[$legenda.$A$2:.$K$20];7;0);&quot;&quot;)">
            <text:p/>
          </table:table-cell>
          <table:table-cell table:number-columns-repeated="50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DadosExternos_1" table:base-cell-address="$sessao.$A$1" table:cell-range-address="$sessao.$A$1:.$H$67"/>
        </table:named-expressions>
      </table:table>
      <table:table table:name="legenda" table:style-name="ta2"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3" table:number-rows-repeated="780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6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3:59.51389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4:59.439655825</dc:date>
    <meta:editing-duration>PT13M27S</meta:editing-duration>
    <meta:editing-cycles>6</meta:editing-cycles>
    <meta:document-statistic meta:table-count="2" meta:cell-count="1157" meta:object-count="0"/>
  </office:meta>
</office:document-meta>
</file>